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33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e dispone de un archivo que contiene información de jugadores de futbol. Se sabe que el archivo utiliza la técnica de </text:p>
      <text:p text:style-name="Standard">lista invertida para aprovechamiento de espacio. Es decir, las bajas se realizan apilando registros borrados y las altas </text:p>
      <text:p text:style-name="Standard">reutilizando registros borrados. El registro en la posición 0 del archivo se usa como cabecera de la pila de registros </text:p>
      <text:p text:style-name="Standard">borrados. El campo de enlace es el campo dni.</text:p>
      <text:p text:style-name="Standard">Nota: El valor 0 en el campo dni significa que no existen registros borrados, y el valor -N indica que el próximo </text:p>
      <text:p text:style-name="Standard">registro a reutilizar es el <text:s/>N, siendo éste un número relativo de registro válido. </text:p>
      <text:p text:style-name="Standard"/>
      <text:p text:style-name="Standard">const</text:p>
      <text:p text:style-name="Standard">valorAlto=9999;</text:p>
      <text:p text:style-name="Standard">Type</text:p>
      <text:p text:style-name="Standard"/>
      <text:p text:style-name="Standard">tJugador= Record</text:p>
      <text:p text:style-name="Standard"/>
      <text:p text:style-name="Standard">dni:longInt;</text:p>
      <text:p text:style-name="Standard"/>
      <text:p text:style-name="Standard">nombre: String;</text:p>
      <text:p text:style-name="Standard"/>
      <text:p text:style-name="Standard">apellido: String;</text:p>
      <text:p text:style-name="Standard"/>
      <text:p text:style-name="Standard">pais_nacimiento: String</text:p>
      <text:p text:style-name="Standard"/>
      <text:p text:style-name="Standard">end;</text:p>
      <text:p text:style-name="Standard"/>
      <text:p text:style-name="Standard">tArchivo = File of tJugador;</text:p>
      <text:p text:style-name="Standard"/>
      <text:p text:style-name="Standard"/>
      <text:p text:style-name="Standard"/>
      <text:p text:style-name="Standard"/>
      <text:p text:style-name="Standard">{solo implemento los modulos que se pideron, solo agrego este modulo para usarlos en los otros. }</text:p>
      <text:p text:style-name="Standard"><text:s/></text:p>
      <text:p text:style-name="Standard">procedure leer (var archivo:tArchivo; var regi:tAlumno);</text:p>
      <text:p text:style-name="Standard">begin</text:p>
      <text:p text:style-name="Standard"><text:tab/>if not EOF(archivo) then</text:p>
      <text:p text:style-name="Standard"><text:tab/><text:tab/>read(archivo,regi)</text:p>
      <text:p text:style-name="Standard"><text:tab/>else regi.dni:=valorAlto;</text:p>
      <text:p text:style-name="Standard">end;</text:p>
      <text:p text:style-name="Standard"/>
      <text:p text:style-name="Standard"/>
      <text:p text:style-name="Standard"/>
      <text:p text:style-name="Standard">Se solicita implementar los siguientes módulos:</text:p>
      <text:p text:style-name="Standard"/>
      <text:p text:style-name="Standard"><text:s/></text:p>
      <text:p text:style-name="Standard"/>
      <text:p text:style-name="Standard"><text:soft-page-break/>{Abre el archivo y agrega un jugador, el mismo se recibe como parámetro <text:s/>y debe utilizar la política descripta anteriormente para recuperación de espacio}</text:p>
      <text:p text:style-name="Standard">Procedure agregarJugador (var arch: tArchivo; jugador: tJugador);</text:p>
      <text:p text:style-name="Standard"><text:tab/>var </text:p>
      <text:p text:style-name="Standard"><text:tab/><text:tab/>reg: tJugador;</text:p>
      <text:p text:style-name="Standard"><text:tab/></text:p>
      <text:p text:style-name="Standard"><text:tab/>begin</text:p>
      <text:p text:style-name="Standard"><text:tab/><text:tab/>reset(arch); <text:s text:c="3"/><text:span text:style-name="T1">BIEN</text:span></text:p>
      <text:p text:style-name="Standard"><text:tab/><text:tab/>read(arch,reg);<text:tab/><text:tab/></text:p>
      <text:p text:style-name="Standard"><text:tab/><text:tab/>if (reg.dni&lt;0) then</text:p>
      <text:p text:style-name="Standard"><text:tab/><text:tab/><text:tab/>begin</text:p>
      <text:p text:style-name="Standard"><text:tab/><text:tab/><text:tab/><text:tab/>seek(arch,reg.dni*-1);</text:p>
      <text:p text:style-name="Standard"><text:tab/><text:tab/><text:tab/><text:tab/>leer(arch,reg);</text:p>
      <text:p text:style-name="Standard"><text:tab/><text:tab/><text:tab/><text:tab/>seek(arch,filepos(arch)-1);</text:p>
      <text:p text:style-name="Standard"><text:tab/><text:tab/><text:tab/><text:tab/>write(arch,jugador);</text:p>
      <text:p text:style-name="Standard"><text:tab/><text:tab/><text:tab/><text:tab/>seek (arch,0);</text:p>
      <text:p text:style-name="Standard"><text:tab/><text:tab/><text:tab/><text:tab/>write(arch,reg);<text:tab/><text:tab/></text:p>
      <text:p text:style-name="Standard"><text:tab/><text:tab/><text:tab/>end</text:p>
      <text:p text:style-name="Standard"><text:tab/><text:tab/>else begin</text:p>
      <text:p text:style-name="Standard"><text:tab/><text:tab/><text:tab/><text:tab/>seek(arch,filesize(arch)); <text:s/></text:p>
      <text:p text:style-name="Standard"><text:tab/><text:tab/><text:tab/><text:tab/>write(arch,jugador);</text:p>
      <text:p text:style-name="Standard"><text:tab/><text:tab/>end;</text:p>
      <text:p text:style-name="Standard"><text:tab/><text:tab/>close(arch); <text:s/><text:span text:style-name="T1">BIEN</text:span></text:p>
      <text:p text:style-name="Standard"><text:tab/>end;</text:p>
      <text:p text:style-name="Standard"/>
      <text:p text:style-name="Standard"/>
      <text:p text:style-name="Standard"><text:s/></text:p>
      <text:p text:style-name="Standard"/>
      <text:p text:style-name="Standard">{Abre el archivo y elimina el jugador con el dni recibido como parámetro (si existe), manteniendo la política descripta anteriormente}</text:p>
      <text:p text:style-name="Standard">Procedure eliminarJugador(var arch: tArchivo; dniJugador: longInt);</text:p>
      <text:p text:style-name="Standard"/>
      <text:p text:style-name="Standard"><text:tab/>var</text:p>
      <text:p text:style-name="Standard"><text:tab/><text:tab/>reg,cabecera:tJugador;</text:p>
      <text:p text:style-name="Standard"/>
      <text:p text:style-name="Standard"><text:tab/>begin</text:p>
      <text:p text:style-name="Standard"><text:tab/><text:tab/>reset(arch); <text:s text:c="4"/><text:span text:style-name="T1">BIEN</text:span></text:p>
      <text:p text:style-name="Standard"><text:tab/><text:tab/>leer (arch,reg);</text:p>
      <text:p text:style-name="Standard"><text:tab/><text:tab/>cabecera:=reg;</text:p>
      <text:p text:style-name="Standard"><text:tab/><text:tab/>while (reg.dni&lt;&gt;dniJugador) AND (reg.dni&lt;&gt;valorAlto) do begin </text:p>
      <text:p text:style-name="Standard"><text:tab/><text:tab/><text:tab/>leer(arch,reg);</text:p>
      <text:p text:style-name="Standard"><text:tab/><text:tab/>end;</text:p>
      <text:p text:style-name="Standard"><text:tab/><text:tab/>if (reg.dniJugador&lt;&gt;valorAlto) then begin</text:p>
      <text:p text:style-name="Standard"><text:tab/><text:tab/><text:tab/>seek(arch,filepos(arch)-1);</text:p>
      <text:p text:style-name="Standard"><text:tab/><text:tab/><text:tab/>reg.dni:=(filepos(arch))*-1;</text:p>
      <text:p text:style-name="Standard"><text:tab/><text:tab/><text:tab/>write(arch,cabecera);</text:p>
      <text:p text:style-name="Standard"><text:tab/><text:tab/><text:tab/>seek(arch,0);</text:p>
      <text:p text:style-name="Standard"><text:tab/><text:tab/><text:tab/>write(arch,reg);</text:p>
      <text:p text:style-name="Standard"><text:tab/><text:tab/><text:tab/>end</text:p>
      <text:p text:style-name="Standard"><text:soft-page-break/><text:tab/><text:tab/>else writeln('no se encontro jugador en el archivo');</text:p>
      <text:p text:style-name="Standard"><text:tab/><text:tab/>close (arch); <text:span text:style-name="T1">BIEN</text:span></text:p>
      <text:p text:style-name="Standard"><text:tab/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5$Win32 OpenOffice.org_project/415m1$Build-9789</meta:generator>
    <dc:date>2020-08-06T20:05:38.40</dc:date>
    <meta:editing-duration>PT5M29S</meta:editing-duration>
    <meta:editing-cycles>3</meta:editing-cycles>
    <meta:document-statistic meta:table-count="0" meta:image-count="0" meta:object-count="0" meta:page-count="3" meta:paragraph-count="71" meta:word-count="282" meta:character-count="2214"/>
  </office:meta>
</office:document-meta>
</file>